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2"/>
        <table:table-row table:style-name="ro1">
          <table:table-cell table:style-name="ce1" office:value-type="string">
            <text:p>Keyword</text:p>
          </table:table-cell>
          <table:table-cell table:style-name="ce1" office:value-type="string">
            <text:p>Google Results</text:p>
          </table:table-cell>
        </table:table-row>
        <table:table-row table:style-name="ro2">
          <table:table-cell office:value-type="string">
            <text:p>arts </text:p>
          </table:table-cell>
          <table:table-cell office:value-type="float" office:value="627000000">
            <text:p>627000000</text:p>
          </table:table-cell>
        </table:table-row>
        <table:table-row table:style-name="ro2">
          <table:table-cell office:value-type="string">
            <text:p>kool as </text:p>
          </table:table-cell>
          <table:table-cell office:value-type="float" office:value="559000000">
            <text:p>559000000</text:p>
          </table:table-cell>
        </table:table-row>
        <table:table-row table:style-name="ro2">
          <table:table-cell office:value-type="string">
            <text:p>the man </text:p>
          </table:table-cell>
          <table:table-cell office:value-type="float" office:value="356000000">
            <text:p>356000000</text:p>
          </table:table-cell>
        </table:table-row>
        <table:table-row table:style-name="ro2">
          <table:table-cell office:value-type="string">
            <text:p>beat </text:p>
          </table:table-cell>
          <table:table-cell office:value-type="float" office:value="248000000">
            <text:p>248000000</text:p>
          </table:table-cell>
        </table:table-row>
        <table:table-row table:style-name="ro2">
          <table:table-cell office:value-type="string">
            <text:p>thai </text:p>
          </table:table-cell>
          <table:table-cell office:value-type="float" office:value="230000000">
            <text:p>230000000</text:p>
          </table:table-cell>
        </table:table-row>
        <table:table-row table:style-name="ro2">
          <table:table-cell office:value-type="string">
            <text:p>IK </text:p>
          </table:table-cell>
          <table:table-cell office:value-type="float" office:value="193000000">
            <text:p>193000000</text:p>
          </table:table-cell>
        </table:table-row>
        <table:table-row table:style-name="ro2">
          <table:table-cell office:value-type="string">
            <text:p>mixed </text:p>
          </table:table-cell>
          <table:table-cell office:value-type="float" office:value="193000000">
            <text:p>193000000</text:p>
          </table:table-cell>
        </table:table-row>
        <table:table-row table:style-name="ro2">
          <table:table-cell office:value-type="string">
            <text:p>evolution </text:p>
          </table:table-cell>
          <table:table-cell office:value-type="float" office:value="183000000">
            <text:p>183000000</text:p>
          </table:table-cell>
        </table:table-row>
        <table:table-row table:style-name="ro2">
          <table:table-cell office:value-type="string">
            <text:p>the rock </text:p>
          </table:table-cell>
          <table:table-cell office:value-type="float" office:value="161000000">
            <text:p>161000000</text:p>
          </table:table-cell>
        </table:table-row>
        <table:table-row table:style-name="ro2">
          <table:table-cell office:value-type="string">
            <text:p>anthony </text:p>
          </table:table-cell>
          <table:table-cell office:value-type="float" office:value="154000000">
            <text:p>154000000</text:p>
          </table:table-cell>
        </table:table-row>
        <table:table-row table:style-name="ro2">
          <table:table-cell office:value-type="string">
            <text:p>fighting </text:p>
          </table:table-cell>
          <table:table-cell office:value-type="float" office:value="147000000">
            <text:p>147000000</text:p>
          </table:table-cell>
        </table:table-row>
        <table:table-row table:style-name="ro2">
          <table:table-cell office:value-type="string">
            <text:p>tiger </text:p>
          </table:table-cell>
          <table:table-cell office:value-type="float" office:value="138000000">
            <text:p>138000000</text:p>
          </table:table-cell>
        </table:table-row>
        <table:table-row table:style-name="ro2">
          <table:table-cell office:value-type="string">
            <text:p>weapons </text:p>
          </table:table-cell>
          <table:table-cell office:value-type="float" office:value="118000000">
            <text:p>118000000</text:p>
          </table:table-cell>
        </table:table-row>
        <table:table-row table:style-name="ro2">
          <table:table-cell office:value-type="string">
            <text:p>The Voice </text:p>
          </table:table-cell>
          <table:table-cell office:value-type="float" office:value="88100000">
            <text:p>88100000</text:p>
          </table:table-cell>
        </table:table-row>
        <table:table-row table:style-name="ro2">
          <table:table-cell office:value-type="string">
            <text:p>boxing </text:p>
          </table:table-cell>
          <table:table-cell office:value-type="float" office:value="72200000">
            <text:p>72200000</text:p>
          </table:table-cell>
        </table:table-row>
        <table:table-row table:style-name="ro2">
          <table:table-cell office:value-type="string">
            <text:p>boxing </text:p>
          </table:table-cell>
          <table:table-cell office:value-type="float" office:value="72200000">
            <text:p>72200000</text:p>
          </table:table-cell>
        </table:table-row>
        <table:table-row table:style-name="ro2">
          <table:table-cell office:value-type="string">
            <text:p>eli </text:p>
          </table:table-cell>
          <table:table-cell office:value-type="float" office:value="66200000">
            <text:p>66200000</text:p>
          </table:table-cell>
        </table:table-row>
        <table:table-row table:style-name="ro2">
          <table:table-cell office:value-type="string">
            <text:p>martial </text:p>
          </table:table-cell>
          <table:table-cell office:value-type="float" office:value="61800000">
            <text:p>61800000</text:p>
          </table:table-cell>
        </table:table-row>
        <table:table-row table:style-name="ro2">
          <table:table-cell office:value-type="string">
            <text:p>8 weapons </text:p>
          </table:table-cell>
          <table:table-cell office:value-type="float" office:value="58300000">
            <text:p>58300000</text:p>
          </table:table-cell>
        </table:table-row>
        <table:table-row table:style-name="ro2">
          <table:table-cell office:value-type="string">
            <text:p>chris white </text:p>
          </table:table-cell>
          <table:table-cell office:value-type="float" office:value="58200000">
            <text:p>58200000</text:p>
          </table:table-cell>
        </table:table-row>
        <table:table-row table:style-name="ro2">
          <table:table-cell office:value-type="string">
            <text:p>mma </text:p>
          </table:table-cell>
          <table:table-cell office:value-type="float" office:value="58100000">
            <text:p>58100000</text:p>
          </table:table-cell>
        </table:table-row>
        <table:table-row table:style-name="ro2">
          <table:table-cell office:value-type="string">
            <text:p>green machine </text:p>
          </table:table-cell>
          <table:table-cell office:value-type="float" office:value="46300000">
            <text:p>46300000</text:p>
          </table:table-cell>
        </table:table-row>
        <table:table-row table:style-name="ro2">
          <table:table-cell office:value-type="string">
            <text:p>martial arts </text:p>
          </table:table-cell>
          <table:table-cell office:value-type="float" office:value="45200000">
            <text:p>45200000</text:p>
          </table:table-cell>
        </table:table-row>
        <table:table-row table:style-name="ro2">
          <table:table-cell office:value-type="string">
            <text:p>fighters </text:p>
          </table:table-cell>
          <table:table-cell office:value-type="float" office:value="44300000">
            <text:p>44300000</text:p>
          </table:table-cell>
        </table:table-row>
        <table:table-row table:style-name="ro2">
          <table:table-cell office:value-type="string">
            <text:p>choc </text:p>
          </table:table-cell>
          <table:table-cell office:value-type="float" office:value="39600000">
            <text:p>39600000</text:p>
          </table:table-cell>
        </table:table-row>
        <table:table-row table:style-name="ro2">
          <table:table-cell office:value-type="string">
            <text:p>fights </text:p>
          </table:table-cell>
          <table:table-cell office:value-type="float" office:value="35900000">
            <text:p>35900000</text:p>
          </table:table-cell>
        </table:table-row>
        <table:table-row table:style-name="ro2">
          <table:table-cell office:value-type="string">
            <text:p>knees </text:p>
          </table:table-cell>
          <table:table-cell office:value-type="float" office:value="35500000">
            <text:p>35500000</text:p>
          </table:table-cell>
        </table:table-row>
        <table:table-row table:style-name="ro1">
          <table:table-cell office:value-type="string">
            <text:p>comprehensive database </text:p>
          </table:table-cell>
          <table:table-cell office:value-type="float" office:value="27000000">
            <text:p>27000000</text:p>
          </table:table-cell>
        </table:table-row>
        <table:table-row table:style-name="ro2">
          <table:table-cell office:value-type="string">
            <text:p>IK Magazine </text:p>
          </table:table-cell>
          <table:table-cell office:value-type="float" office:value="25500000">
            <text:p>25500000</text:p>
          </table:table-cell>
        </table:table-row>
        <table:table-row table:style-name="ro2">
          <table:table-cell office:value-type="string">
            <text:p>brawl </text:p>
          </table:table-cell>
          <table:table-cell office:value-type="float" office:value="17600000">
            <text:p>17600000</text:p>
          </table:table-cell>
        </table:table-row>
        <table:table-row table:style-name="ro2">
          <table:table-cell office:value-type="string">
            <text:p>brawl </text:p>
          </table:table-cell>
          <table:table-cell office:value-type="float" office:value="17600000">
            <text:p>17600000</text:p>
          </table:table-cell>
        </table:table-row>
        <table:table-row table:style-name="ro2">
          <table:table-cell office:value-type="string">
            <text:p>fight database </text:p>
          </table:table-cell>
          <table:table-cell office:value-type="float" office:value="17300000">
            <text:p>17300000</text:p>
          </table:table-cell>
        </table:table-row>
        <table:table-row table:style-name="ro2">
          <table:table-cell office:value-type="string">
            <text:p>split points</text:p>
          </table:table-cell>
          <table:table-cell office:value-type="float" office:value="15200000">
            <text:p>15200000</text:p>
          </table:table-cell>
        </table:table-row>
        <table:table-row table:style-name="ro2">
          <table:table-cell office:value-type="string">
            <text:p>boneman </text:p>
          </table:table-cell>
          <table:table-cell office:value-type="float" office:value="14900000">
            <text:p>14900000</text:p>
          </table:table-cell>
        </table:table-row>
        <table:table-row table:style-name="ro2">
          <table:table-cell office:value-type="string">
            <text:p>knockout </text:p>
          </table:table-cell>
          <table:table-cell office:value-type="float" office:value="14300000">
            <text:p>14300000</text:p>
          </table:table-cell>
        </table:table-row>
        <table:table-row table:style-name="ro2">
          <table:table-cell office:value-type="string">
            <text:p>knockout </text:p>
          </table:table-cell>
          <table:table-cell office:value-type="float" office:value="14300000">
            <text:p>14300000</text:p>
          </table:table-cell>
        </table:table-row>
        <table:table-row table:style-name="ro2">
          <table:table-cell office:value-type="string">
            <text:p>preacher </text:p>
          </table:table-cell>
          <table:table-cell office:value-type="float" office:value="14000000">
            <text:p>14000000</text:p>
          </table:table-cell>
        </table:table-row>
        <table:table-row table:style-name="ro2">
          <table:table-cell office:value-type="string">
            <text:p>pitbull </text:p>
          </table:table-cell>
          <table:table-cell office:value-type="float" office:value="13200000">
            <text:p>13200000</text:p>
          </table:table-cell>
        </table:table-row>
        <table:table-row table:style-name="ro2">
          <table:table-cell office:value-type="string">
            <text:p>supremacy </text:p>
          </table:table-cell>
          <table:table-cell office:value-type="float" office:value="12700000">
            <text:p>12700000</text:p>
          </table:table-cell>
        </table:table-row>
        <table:table-row table:style-name="ro2">
          <table:table-cell office:value-type="string">
            <text:p>9mm </text:p>
          </table:table-cell>
          <table:table-cell office:value-type="float" office:value="12500000">
            <text:p>12500000</text:p>
          </table:table-cell>
        </table:table-row>
        <table:table-row table:style-name="ro2">
          <table:table-cell office:value-type="string">
            <text:p>kick boxing </text:p>
          </table:table-cell>
          <table:table-cell office:value-type="float" office:value="12500000">
            <text:p>12500000</text:p>
          </table:table-cell>
        </table:table-row>
        <table:table-row table:style-name="ro1">
          <table:table-cell office:value-type="string">
            <text:p>mixed martial arts </text:p>
          </table:table-cell>
          <table:table-cell office:value-type="float" office:value="8750000">
            <text:p>8750000</text:p>
          </table:table-cell>
        </table:table-row>
        <table:table-row table:style-name="ro2">
          <table:table-cell office:value-type="string">
            <text:p>elbows </text:p>
          </table:table-cell>
          <table:table-cell office:value-type="float" office:value="8680000">
            <text:p>8680000</text:p>
          </table:table-cell>
        </table:table-row>
        <table:table-row table:style-name="ro2">
          <table:table-cell office:value-type="string">
            <text:p>danny green </text:p>
          </table:table-cell>
          <table:table-cell office:value-type="float" office:value="7840000">
            <text:p>7840000</text:p>
          </table:table-cell>
        </table:table-row>
        <table:table-row table:style-name="ro2">
          <table:table-cell office:value-type="string">
            <text:p>boney </text:p>
          </table:table-cell>
          <table:table-cell office:value-type="float" office:value="7500000">
            <text:p>7500000</text:p>
          </table:table-cell>
        </table:table-row>
        <table:table-row table:style-name="ro2">
          <table:table-cell office:value-type="string">
            <text:p>muay </text:p>
          </table:table-cell>
          <table:table-cell office:value-type="float" office:value="7350000">
            <text:p>7350000</text:p>
          </table:table-cell>
        </table:table-row>
        <table:table-row table:style-name="ro2">
          <table:table-cell office:value-type="string">
            <text:p>nugget </text:p>
          </table:table-cell>
          <table:table-cell office:value-type="float" office:value="7320000">
            <text:p>7320000</text:p>
          </table:table-cell>
        </table:table-row>
        <table:table-row table:style-name="ro2">
          <table:table-cell office:value-type="string">
            <text:p>powerplay </text:p>
          </table:table-cell>
          <table:table-cell office:value-type="float" office:value="7220000">
            <text:p>7220000</text:p>
          </table:table-cell>
        </table:table-row>
        <table:table-row table:style-name="ro2">
          <table:table-cell office:value-type="string">
            <text:p>muay thai </text:p>
          </table:table-cell>
          <table:table-cell office:value-type="float" office:value="6280000">
            <text:p>6280000</text:p>
          </table:table-cell>
        </table:table-row>
        <table:table-row table:style-name="ro2">
          <table:table-cell office:value-type="string">
            <text:p>Shiv </text:p>
          </table:table-cell>
          <table:table-cell office:value-type="float" office:value="6060000">
            <text:p>6060000</text:p>
          </table:table-cell>
        </table:table-row>
        <table:table-row table:style-name="ro2">
          <table:table-cell office:value-type="string">
            <text:p>aussie fighter </text:p>
          </table:table-cell>
          <table:table-cell office:value-type="float" office:value="5230000">
            <text:p>5230000</text:p>
          </table:table-cell>
        </table:table-row>
        <table:table-row table:style-name="ro2">
          <table:table-cell office:value-type="string">
            <text:p>kickboxing </text:p>
          </table:table-cell>
          <table:table-cell office:value-type="float" office:value="5180000">
            <text:p>5180000</text:p>
          </table:table-cell>
        </table:table-row>
        <table:table-row table:style-name="ro1">
          <table:table-cell office:value-type="string">
            <text:p>fighter directory </text:p>
          </table:table-cell>
          <table:table-cell office:value-type="float" office:value="5180000">
            <text:p>5180000</text:p>
          </table:table-cell>
        </table:table-row>
        <table:table-row table:style-name="ro2">
          <table:table-cell office:value-type="string">
            <text:p>UPD </text:p>
          </table:table-cell>
          <table:table-cell office:value-type="float" office:value="5170000">
            <text:p>5170000</text:p>
          </table:table-cell>
        </table:table-row>
        <table:table-row table:style-name="ro2">
          <table:table-cell office:value-type="string">
            <text:p>kickboxing </text:p>
          </table:table-cell>
          <table:table-cell office:value-type="float" office:value="5070000">
            <text:p>5070000</text:p>
          </table:table-cell>
        </table:table-row>
        <table:table-row table:style-name="ro2">
          <table:table-cell office:value-type="string">
            <text:p>mike tyson </text:p>
          </table:table-cell>
          <table:table-cell office:value-type="float" office:value="4530000">
            <text:p>4530000</text:p>
          </table:table-cell>
        </table:table-row>
        <table:table-row table:style-name="ro2">
          <table:table-cell office:value-type="string">
            <text:p>luke aram </text:p>
          </table:table-cell>
          <table:table-cell office:value-type="float" office:value="3930000">
            <text:p>3930000</text:p>
          </table:table-cell>
        </table:table-row>
        <table:table-row table:style-name="ro2">
          <table:table-cell office:value-type="string">
            <text:p>FTR </text:p>
          </table:table-cell>
          <table:table-cell office:value-type="float" office:value="3800000">
            <text:p>3800000</text:p>
          </table:table-cell>
        </table:table-row>
        <table:table-row table:style-name="ro2">
          <table:table-cell office:value-type="string">
            <text:p>daddy cool </text:p>
          </table:table-cell>
          <table:table-cell office:value-type="float" office:value="3730000">
            <text:p>3730000</text:p>
          </table:table-cell>
        </table:table-row>
        <table:table-row table:style-name="ro2">
          <table:table-cell office:value-type="string">
            <text:p>biff </text:p>
          </table:table-cell>
          <table:table-cell office:value-type="float" office:value="3550000">
            <text:p>3550000</text:p>
          </table:table-cell>
        </table:table-row>
        <table:table-row table:style-name="ro2">
          <table:table-cell office:value-type="string">
            <text:p>aussie fight </text:p>
          </table:table-cell>
          <table:table-cell office:value-type="float" office:value="2980000">
            <text:p>2980000</text:p>
          </table:table-cell>
        </table:table-row>
        <table:table-row table:style-name="ro2">
          <table:table-cell office:value-type="string">
            <text:p>shaggy king </text:p>
          </table:table-cell>
          <table:table-cell office:value-type="float" office:value="2950000">
            <text:p>2950000</text:p>
          </table:table-cell>
        </table:table-row>
        <table:table-row table:style-name="ro1">
          <table:table-cell office:value-type="string">
            <text:p>australian fighters </text:p>
          </table:table-cell>
          <table:table-cell office:value-type="float" office:value="2830000">
            <text:p>2830000</text:p>
          </table:table-cell>
        </table:table-row>
        <table:table-row table:style-name="ro2">
          <table:table-cell office:value-type="string">
            <text:p>jake marks </text:p>
          </table:table-cell>
          <table:table-cell office:value-type="float" office:value="2820000">
            <text:p>2820000</text:p>
          </table:table-cell>
        </table:table-row>
        <table:table-row table:style-name="ro2">
          <table:table-cell office:value-type="string">
            <text:p>madigan </text:p>
          </table:table-cell>
          <table:table-cell office:value-type="float" office:value="2560000">
            <text:p>2560000</text:p>
          </table:table-cell>
        </table:table-row>
        <table:table-row table:style-name="ro2">
          <table:table-cell office:value-type="string">
            <text:p>cales </text:p>
          </table:table-cell>
          <table:table-cell office:value-type="float" office:value="2520000">
            <text:p>2520000</text:p>
          </table:table-cell>
        </table:table-row>
        <table:table-row table:style-name="ro2">
          <table:table-cell office:value-type="string">
            <text:p>thai boxing </text:p>
          </table:table-cell>
          <table:table-cell office:value-type="float" office:value="2360000">
            <text:p>2360000</text:p>
          </table:table-cell>
        </table:table-row>
        <table:table-row table:style-name="ro2">
          <table:table-cell office:value-type="string">
            <text:p>knees of fury </text:p>
          </table:table-cell>
          <table:table-cell office:value-type="float" office:value="2250000">
            <text:p>2250000</text:p>
          </table:table-cell>
        </table:table-row>
        <table:table-row table:style-name="ro1">
          <table:table-cell office:value-type="string">
            <text:p>aussie database </text:p>
          </table:table-cell>
          <table:table-cell office:value-type="float" office:value="1900000">
            <text:p>1900000</text:p>
          </table:table-cell>
        </table:table-row>
        <table:table-row table:style-name="ro2">
          <table:table-cell office:value-type="string">
            <text:p>mr muay thai </text:p>
          </table:table-cell>
          <table:table-cell office:value-type="float" office:value="1860000">
            <text:p>1860000</text:p>
          </table:table-cell>
        </table:table-row>
        <table:table-row table:style-name="ro2">
          <table:table-cell office:value-type="string">
            <text:p>harold olsen </text:p>
          </table:table-cell>
          <table:table-cell office:value-type="float" office:value="1770000">
            <text:p>1770000</text:p>
          </table:table-cell>
        </table:table-row>
        <table:table-row table:style-name="ro1">
          <table:table-cell office:value-type="string">
            <text:p>evander holifield </text:p>
          </table:table-cell>
          <table:table-cell office:value-type="float" office:value="1370000">
            <text:p>1370000</text:p>
          </table:table-cell>
        </table:table-row>
        <table:table-row table:style-name="ro2">
          <table:table-cell office:value-type="string">
            <text:p>aussie brawl </text:p>
          </table:table-cell>
          <table:table-cell office:value-type="float" office:value="1100000">
            <text:p>1100000</text:p>
          </table:table-cell>
        </table:table-row>
        <table:table-row table:style-name="ro1">
          <table:table-cell office:value-type="string">
            <text:p>kim kool as olsen </text:p>
          </table:table-cell>
          <table:table-cell office:value-type="float" office:value="1090000">
            <text:p>1090000</text:p>
          </table:table-cell>
        </table:table-row>
        <table:table-row table:style-name="ro2">
          <table:table-cell office:value-type="string">
            <text:p>ozfighters </text:p>
          </table:table-cell>
          <table:table-cell office:value-type="float" office:value="1070000">
            <text:p>1070000</text:p>
          </table:table-cell>
        </table:table-row>
        <table:table-row table:style-name="ro2">
          <table:table-cell office:value-type="string">
            <text:p>oz fighters </text:p>
          </table:table-cell>
          <table:table-cell office:value-type="float" office:value="1070000">
            <text:p>1070000</text:p>
          </table:table-cell>
        </table:table-row>
        <table:table-row table:style-name="ro1">
          <table:table-cell office:value-type="string">
            <text:p>international kickboxer </text:p>
          </table:table-cell>
          <table:table-cell office:value-type="float" office:value="1060000">
            <text:p>1060000</text:p>
          </table:table-cell>
        </table:table-row>
        <table:table-row table:style-name="ro1">
          <table:table-cell office:value-type="string">
            <text:p>australian muay thai </text:p>
          </table:table-cell>
          <table:table-cell office:value-type="float" office:value="884000">
            <text:p>884000</text:p>
          </table:table-cell>
        </table:table-row>
        <table:table-row table:style-name="ro2">
          <table:table-cell office:value-type="string">
            <text:p>wayne parr </text:p>
          </table:table-cell>
          <table:table-cell office:value-type="float" office:value="577000">
            <text:p>577000</text:p>
          </table:table-cell>
        </table:table-row>
        <table:table-row table:style-name="ro1">
          <table:table-cell office:value-type="string">
            <text:p>kershall wallace </text:p>
          </table:table-cell>
          <table:table-cell office:value-type="float" office:value="522000">
            <text:p>522000</text:p>
          </table:table-cell>
        </table:table-row>
        <table:table-row table:style-name="ro2">
          <table:table-cell office:value-type="string">
            <text:p>darren reece </text:p>
          </table:table-cell>
          <table:table-cell office:value-type="float" office:value="385000">
            <text:p>385000</text:p>
          </table:table-cell>
        </table:table-row>
        <table:table-row table:style-name="ro2">
          <table:table-cell office:value-type="string">
            <text:p>kim olsen </text:p>
          </table:table-cell>
          <table:table-cell office:value-type="float" office:value="372000">
            <text:p>372000</text:p>
          </table:table-cell>
        </table:table-row>
        <table:table-row table:style-name="ro2">
          <table:table-cell office:value-type="string">
            <text:p>daniel dawson </text:p>
          </table:table-cell>
          <table:table-cell office:value-type="float" office:value="372000">
            <text:p>372000</text:p>
          </table:table-cell>
        </table:table-row>
        <table:table-row table:style-name="ro2">
          <table:table-cell office:value-type="string">
            <text:p>KTFO </text:p>
          </table:table-cell>
          <table:table-cell office:value-type="float" office:value="365000">
            <text:p>365000</text:p>
          </table:table-cell>
        </table:table-row>
        <table:table-row table:style-name="ro2">
          <table:table-cell office:value-type="string">
            <text:p>nuggets gym </text:p>
          </table:table-cell>
          <table:table-cell office:value-type="float" office:value="357000">
            <text:p>357000</text:p>
          </table:table-cell>
        </table:table-row>
        <table:table-row table:style-name="ro2">
          <table:table-cell office:value-type="string">
            <text:p>riddlers gym </text:p>
          </table:table-cell>
          <table:table-cell office:value-type="float" office:value="321000">
            <text:p>321000</text:p>
          </table:table-cell>
        </table:table-row>
        <table:table-row table:style-name="ro2">
          <table:table-cell office:value-type="string">
            <text:p>full thai rules </text:p>
          </table:table-cell>
          <table:table-cell office:value-type="float" office:value="278000">
            <text:p>278000</text:p>
          </table:table-cell>
        </table:table-row>
        <table:table-row table:style-name="ro1">
          <table:table-cell office:value-type="string">
            <text:p>fighter database </text:p>
          </table:table-cell>
          <table:table-cell office:value-type="float" office:value="276000">
            <text:p>276000</text:p>
          </table:table-cell>
        </table:table-row>
        <table:table-row table:style-name="ro1">
          <table:table-cell office:value-type="string">
            <text:p>fighter database </text:p>
          </table:table-cell>
          <table:table-cell office:value-type="float" office:value="276000">
            <text:p>276000</text:p>
          </table:table-cell>
        </table:table-row>
        <table:table-row table:style-name="ro1">
          <table:table-cell office:value-type="string">
            <text:p>chris tiger white </text:p>
          </table:table-cell>
          <table:table-cell office:value-type="float" office:value="275000">
            <text:p>275000</text:p>
          </table:table-cell>
        </table:table-row>
        <table:table-row table:style-name="ro2">
          <table:table-cell office:value-type="string">
            <text:p>mundine </text:p>
          </table:table-cell>
          <table:table-cell office:value-type="float" office:value="251000">
            <text:p>251000</text:p>
          </table:table-cell>
        </table:table-row>
        <table:table-row table:style-name="ro2">
          <table:table-cell office:value-type="string">
            <text:p>angie parr </text:p>
          </table:table-cell>
          <table:table-cell office:value-type="float" office:value="193000">
            <text:p>193000</text:p>
          </table:table-cell>
        </table:table-row>
        <table:table-row table:style-name="ro1">
          <table:table-cell office:value-type="string">
            <text:p>john wayne parr </text:p>
          </table:table-cell>
          <table:table-cell office:value-type="float" office:value="170000">
            <text:p>170000</text:p>
          </table:table-cell>
        </table:table-row>
        <table:table-row table:style-name="ro1">
          <table:table-cell office:value-type="string">
            <text:p>powerplay promotions </text:p>
          </table:table-cell>
          <table:table-cell office:value-type="float" office:value="150000">
            <text:p>150000</text:p>
          </table:table-cell>
        </table:table-row>
        <table:table-row table:style-name="ro2">
          <table:table-cell office:value-type="string">
            <text:p>eli madigan </text:p>
          </table:table-cell>
          <table:table-cell office:value-type="float" office:value="144000">
            <text:p>144000</text:p>
          </table:table-cell>
        </table:table-row>
        <table:table-row table:style-name="ro1">
          <table:table-cell office:value-type="string">
            <text:p>bring back the biff </text:p>
          </table:table-cell>
          <table:table-cell office:value-type="float" office:value="130000">
            <text:p>130000</text:p>
          </table:table-cell>
        </table:table-row>
        <table:table-row table:style-name="ro1">
          <table:table-cell office:value-type="string">
            <text:p>anthony mundine </text:p>
          </table:table-cell>
          <table:table-cell office:value-type="float" office:value="109000">
            <text:p>109000</text:p>
          </table:table-cell>
        </table:table-row>
        <table:table-row table:style-name="ro2">
          <table:table-cell office:value-type="string">
            <text:p>caley lewis </text:p>
          </table:table-cell>
          <table:table-cell office:value-type="float" office:value="93000">
            <text:p>93000</text:p>
          </table:table-cell>
        </table:table-row>
        <table:table-row table:style-name="ro1">
          <table:table-cell office:value-type="string">
            <text:p>dane daddy cool </text:p>
          </table:table-cell>
          <table:table-cell office:value-type="float" office:value="53700">
            <text:p>53700</text:p>
          </table:table-cell>
        </table:table-row>
        <table:table-row table:style-name="ro1">
          <table:table-cell office:value-type="string">
            <text:p>the man mundine </text:p>
          </table:table-cell>
          <table:table-cell office:value-type="float" office:value="40900">
            <text:p>40900</text:p>
          </table:table-cell>
        </table:table-row>
        <table:table-row table:style-name="ro2">
          <table:table-cell office:value-type="string">
            <text:p>bruce macfie </text:p>
          </table:table-cell>
          <table:table-cell office:value-type="float" office:value="37000">
            <text:p>37000</text:p>
          </table:table-cell>
        </table:table-row>
        <table:table-row table:style-name="ro2">
          <table:table-cell office:value-type="string">
            <text:p>kickett </text:p>
          </table:table-cell>
          <table:table-cell office:value-type="float" office:value="23400">
            <text:p>23400</text:p>
          </table:table-cell>
        </table:table-row>
        <table:table-row table:style-name="ro1">
          <table:table-cell office:value-type="string">
            <text:p>luke pitbull aram </text:p>
          </table:table-cell>
          <table:table-cell office:value-type="float" office:value="22000">
            <text:p>22000</text:p>
          </table:table-cell>
        </table:table-row>
        <table:table-row table:style-name="ro2">
          <table:table-cell office:value-type="string">
            <text:p>sportzblitz </text:p>
          </table:table-cell>
          <table:table-cell office:value-type="float" office:value="13700">
            <text:p>13700</text:p>
          </table:table-cell>
        </table:table-row>
        <table:table-row table:style-name="ro1">
          <table:table-cell office:value-type="string">
            <text:p>nuggets thai boxing </text:p>
          </table:table-cell>
          <table:table-cell office:value-type="float" office:value="11000">
            <text:p>11000</text:p>
          </table:table-cell>
        </table:table-row>
        <table:table-row table:style-name="ro1">
          <table:table-cell office:value-type="string">
            <text:p>Michael Shiavello </text:p>
          </table:table-cell>
          <table:table-cell office:value-type="float" office:value="9830">
            <text:p>9830</text:p>
          </table:table-cell>
        </table:table-row>
        <table:table-row table:style-name="ro2">
          <table:table-cell office:value-type="string">
            <text:p>steve zankl </text:p>
          </table:table-cell>
          <table:table-cell office:value-type="float" office:value="5250">
            <text:p>5250</text:p>
          </table:table-cell>
        </table:table-row>
        <table:table-row table:style-name="ro2">
          <table:table-cell office:value-type="string">
            <text:p>rob powdrill </text:p>
          </table:table-cell>
          <table:table-cell office:value-type="float" office:value="4510">
            <text:p>4510</text:p>
          </table:table-cell>
        </table:table-row>
        <table:table-row table:style-name="ro2">
          <table:table-cell office:value-type="string">
            <text:p>ghot seur noi </text:p>
          </table:table-cell>
          <table:table-cell office:value-type="float" office:value="3880">
            <text:p>3880</text:p>
          </table:table-cell>
        </table:table-row>
        <table:table-row table:style-name="ro1">
          <table:table-cell office:value-type="string">
            <text:p>Mark Castagnini </text:p>
          </table:table-cell>
          <table:table-cell office:value-type="float" office:value="3420">
            <text:p>3420</text:p>
          </table:table-cell>
        </table:table-row>
        <table:table-row table:style-name="ro1">
          <table:table-cell office:value-type="string">
            <text:p>darren the riddler reece </text:p>
          </table:table-cell>
          <table:table-cell office:value-type="float" office:value="1030">
            <text:p>1030</text:p>
          </table:table-cell>
        </table:table-row>
        <table:table-row table:style-name="ro1">
          <table:table-cell office:value-type="string">
            <text:p>eugene ekkelboom </text:p>
          </table:table-cell>
          <table:table-cell office:value-type="float" office:value="473">
            <text:p>473</text:p>
          </table:table-cell>
        </table:table-row>
        <table:table-row table:style-name="ro1">
          <table:table-cell office:value-type="string">
            <text:p>eugene ekkelboom </text:p>
          </table:table-cell>
          <table:table-cell office:value-type="float" office:value="473">
            <text:p>473</text:p>
          </table:table-cell>
        </table:table-row>
        <table:table-row table:style-name="ro1">
          <table:table-cell office:value-type="string">
            <text:p>road to supmremacy </text:p>
          </table:table-cell>
          <table:table-cell office:value-type="float" office:value="7">
            <text:p>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eet1.A1:Sheet1.B115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5">05/03/2009</text:date>, <text:time>20:3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9-03-05T20:36:44</meta:creation-date>
    <dc:date>2009-03-05T20:39:56</dc:date>
    <meta:editing-cycles>1</meta:editing-cycles>
    <meta:editing-duration>PT3M18S</meta:editing-duration>
    <meta:user-defined meta:name="Info 1"/>
    <meta:user-defined meta:name="Info 2"/>
    <meta:user-defined meta:name="Info 3"/>
    <meta:user-defined meta:name="Info 4"/>
    <meta:document-statistic meta:table-count="3" meta:cell-count="230"/>
  </office:meta>
</office:document-meta>
</file>